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d45f9" officeooo:paragraph-rsid="000d45f9"/>
    </style:style>
    <style:style style:name="P2" style:family="paragraph" style:parent-style-name="Standard">
      <style:paragraph-properties fo:text-align="start" style:justify-single-word="false"/>
      <style:text-properties officeooo:rsid="000d45f9" officeooo:paragraph-rsid="000d45f9"/>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d45f9" officeooo:paragraph-rsid="000d45f9"/>
    </style:style>
    <style:style style:name="P4" style:family="paragraph" style:parent-style-name="Standard">
      <style:paragraph-properties fo:text-align="start" style:justify-single-word="false"/>
      <style:text-properties style:text-underline-style="none" officeooo:rsid="000d45f9" officeooo:paragraph-rsid="000d45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capitulatif des éléments récoltés le 12/06 dans Lyon</text:p>
      <text:p text:style-name="P1"/>
      <text:p text:style-name="P2"/>
      <text:p text:style-name="P3">Trois magasins visités (dans l’ordre) :</text:p>
      <text:p text:style-name="P2"><text:tab/>- Jet Modélisme (1 Place de Saint Nizier)</text:p>
      <text:p text:style-name="P2"><text:tab/>- Miniatures Lyon (6 Rue de l’ancienne préfecture)</text:p>
      <text:p text:style-name="P2"><text:tab/>- Select Models Shop Lyon (78 Rue Saint Pierre de Vaise)</text:p>
      <text:p text:style-name="P2"/>
      <text:p text:style-name="P2"/>
      <text:p text:style-name="P3">Magasin 1 :</text:p>
      <text:p text:style-name="P2">Jet Modélisme possède jusqu’à du 1/5 et pas mal de pièces détachées donc pourrait constituer une source de matériel. J’ai tiré de la discussion avec le vendeur qu’il n’existait pas de modèle en 1/8 reprenable facilement pour passer en bimoteur : il faut enlever la transmission des modèles existants (qui sont souvent en 4 roues motrices aussi). Aussi, le vendeur doutait de la faisabilité de rentrer tous les éléments nécessaires à du bimoteur dans un châssis 1/8 et m’a donc conseillé d’aller me renseigner sur la marque FG sur les modèles 1/5, qui sont selon ses dires les châssis les plus simples et donc les plus facilement modifiables (mais plus chers).</text:p>
      <text:p text:style-name="P2">ODG pour les moteurs : </text:p>
      <text:p text:style-name="P2"><text:tab/>2600-2800 kV pour voitures de piste en 1/8 (monomoteur)</text:p>
      <text:p text:style-name="P2"><text:tab/>2000 kV pour les véhicules tout-terrain 1/8 (monomoteur)</text:p>
      <text:p text:style-name="P2">Pilotage via Arduino des variateurs et du servo de direction possible</text:p>
      <text:p text:style-name="P2">Quelques modèles de moteur ont un « sensor » intégré qui permet de remonter à leur vitesse de rotation (point à clarifier) .</text:p>
      <text:p text:style-name="P2">Évocation d’engrenages coniques pour la transmission. </text:p>
      <text:p text:style-name="P2"/>
      <text:p text:style-name="P2"/>
      <text:p text:style-name="P3">Magasin 2 :</text:p>
      <text:p text:style-name="P2">Miniatures Lyon s’arrête au 1/12 en échelle et ne possède pas de pièces détachées (moteurs par exemple qui pourraient suffire en terme de puissance si on en met 2 dans du 1/8). J’ai été renvoyé vers Jet Modélisme par le vendeur, et il m’a suggéré de prendre un modèle en revente sur internet pour le bidouiller ensuite.</text:p>
      <text:p text:style-name="P2"/>
      <text:p text:style-name="P3">Magasin 3 :</text:p>
      <text:p text:style-name="P4">Pour le dernier magasin, l’interaction à été moins utile et peut se résumer à : « boh oui ça se fait mais faut juste refaire tout le châssis et les support moteurs dessus puis vous mettez un train avant déjà fait et vous bidouillez vite fait le train arrière pour la transmission, enfin faut travailler un peu quoi ». Donc ça à l’air très faisable pour le vendeur (même en 1/8) mais il n’était pas très enclin à donner des billes sur la marche à suivre. </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3T08:51:27.162000000</meta:creation-date>
    <dc:date>2024-06-13T09:26:02.009000000</dc:date>
    <meta:editing-duration>PT34M35S</meta:editing-duration>
    <meta:editing-cycles>1</meta:editing-cycles>
    <meta:document-statistic meta:table-count="0" meta:image-count="0" meta:object-count="0" meta:page-count="1" meta:paragraph-count="17" meta:word-count="366" meta:character-count="2091" meta:non-whitespace-character-count="1734"/>
    <meta:generator>LibreOffice/7.5.2.2$Windows_X86_64 LibreOffice_project/53bb9681a964705cf672590721dbc85eb4d0c3a2</meta:generator>
  </office:meta>
</office:document-meta>
</file>